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BBF41A890FCF5E7.png" manifest:media-type="image/png"/>
  <manifest:file-entry manifest:full-path="Pictures/10000200000000AB000000AB46ACC6D750F9E7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2730"/>
    </style:style>
    <style:style style:name="P3" style:family="paragraph" style:parent-style-name="Standard">
      <style:paragraph-properties fo:text-align="start" style:justify-single-word="false"/>
      <style:text-properties officeooo:paragraph-rsid="001a2730"/>
    </style:style>
    <style:style style:name="P4" style:family="paragraph" style:parent-style-name="Standard">
      <style:paragraph-properties fo:text-align="center" style:justify-single-word="false"/>
      <style:text-properties officeooo:paragraph-rsid="001a2730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ab1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9" style:data-style-name="N0">9</text:variable-set>: Force!</text:p>
      <text:p text:style-name="P3"/>
      <text:list xml:id="list24751885524131059" text:style-name="L1">
        <text:list-item>
          <text:p text:style-name="P2">A <text:span text:style-name="T3">45</text:span>0 kg car accelerates from 5 m/s to 10 m/s in three seconds.</text:p>
          <text:list>
            <text:list-item>
              <text:p text:style-name="P2">What is the acceleration of the car?</text:p>
            </text:list-item>
          </text:list>
        </text:list-item>
      </text:list>
      <text:p text:style-name="P3"/>
      <text:p text:style-name="P3"/>
      <text:list xml:id="list233333748183760" text:continue-numbering="true" text:style-name="L1">
        <text:list-item>
          <text:list>
            <text:list-item>
              <text:p text:style-name="P2">What is the force that the motor exerts on the car?</text:p>
            </text:list-item>
          </text:list>
        </text:list-item>
      </text:list>
      <text:p text:style-name="P3"/>
      <text:p text:style-name="P3"/>
      <text:p text:style-name="P3"/>
      <text:list xml:id="list233332435999844" text:continue-numbering="true" text:style-name="L1">
        <text:list-item>
          <text:p text:style-name="P2">Two children are playing tug-o-war. <text:s/>Juan has a mass of <text:span text:style-name="T3">2</text:span>0 kg and pulls with a force of 20 N. Carlos has a mass of <text:span text:style-name="T3">3</text:span>0 <text:span text:style-name="T2">kg</text:span> and pulls with a force of 50 N. <text:s/></text:p>
          <text:list>
            <text:list-item>
              <text:p text:style-name="P2">Which way do the children go?</text:p>
            </text:list-item>
          </text:list>
        </text:list-item>
      </text:list>
      <text:p text:style-name="P3"/>
      <text:p text:style-name="P3"/>
      <text:p text:style-name="P3"/>
      <text:list xml:id="list233333040843576" text:continue-numbering="true" text:style-name="L1">
        <text:list-item>
          <text:list>
            <text:list-item>
              <text:p text:style-name="P2">What is the acceleration of the children?</text:p>
            </text:list-item>
          </text:list>
        </text:list-item>
      </text:list>
      <text:p text:style-name="P3"/>
      <text:p text:style-name="P3"/>
      <text:p text:style-name="P3"/>
      <text:list xml:id="list233333890122592" text:continue-numbering="true" text:style-name="L1">
        <text:list-item>
          <text:list>
            <text:list-item>
              <text:p text:style-name="P2">How far do they end up after 10 seconds? <text:s/></text:p>
            </text:list-item>
          </text:list>
        </text:list-item>
      </text:list>
      <text:p text:style-name="P3"/>
      <text:p text:style-name="P3"/>
      <text:p text:style-name="P3"/>
      <text:list xml:id="list233332109197179" text:continue-numbering="true" text:style-name="L1">
        <text:list-item>
          <text:p text:style-name="P2">A car has a mass of 7<text:span text:style-name="T3">0</text:span>0 kg. <text:s/>What is the weight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33332602821042" text:continue-numbering="true" text:style-name="L1">
        <text:list-item>
          <text:p text:style-name="P2">A crane lifts a 1<text:span text:style-name="T3">25</text:span>0 kg steel girder. <text:s/>It causes the grider to accelerate at a rate of 0.2 m/s<text:span text:style-name="T1">2</text:span> upward. </text:p>
          <text:list>
            <text:list-item>
              <text:p text:style-name="P2">What force must the crane exert on the steel girde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3332268966632" text:continue-numbering="true" text:style-name="L1">
        <text:list-item>
          <text:list>
            <text:list-item>
              <text:p text:style-name="P2">How long does it take the crane to reach its top speed of 3 m/s?</text:p>
              <text:p text:style-name="P2"/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3332401899366" text:continue-numbering="true" text:style-name="L1">
        <text:list-item>
          <text:p text:style-name="P2"><text:soft-page-break/>You push a box across the floor with a force of 5<text:span text:style-name="T3">4</text:span> newtons for two seconds. <text:s/>The force of friction on the box is 20 newtons. <text:s/>The box has a mass of 40 kg. <text:s/></text:p>
          <text:list>
            <text:list-item>
              <text:p text:style-name="P2">What is the acceleration of the box?</text:p>
            </text:list-item>
          </text:list>
        </text:list-item>
      </text:list>
      <text:p text:style-name="P3"/>
      <text:p text:style-name="P3"/>
      <text:p text:style-name="P3"/>
      <text:list xml:id="list233333974023484" text:continue-numbering="true" text:style-name="L1">
        <text:list-item>
          <text:list>
            <text:list-item>
              <text:p text:style-name="P2">What is the speed of the box when you stop pushing it?</text:p>
            </text:list-item>
          </text:list>
        </text:list-item>
      </text:list>
      <text:p text:style-name="P3"/>
      <text:p text:style-name="P3"/>
      <text:p text:style-name="P3"/>
      <text:list xml:id="list233332561100152" text:continue-numbering="true" text:style-name="L1">
        <text:list-item>
          <text:list>
            <text:list-item>
              <text:p text:style-name="P2">What is the deceleration of the box when you stop pushing it?</text:p>
            </text:list-item>
          </text:list>
        </text:list-item>
      </text:list>
      <text:p text:style-name="P3"/>
      <text:p text:style-name="P3"/>
      <text:p text:style-name="P3"/>
      <text:list xml:id="list233332118842064" text:continue-numbering="true" text:style-name="L1">
        <text:list-item>
          <text:list>
            <text:list-item>
              <text:p text:style-name="P2">How long does it take the box to come to a complete stop? <text:s/></text:p>
            </text:list-item>
          </text:list>
        </text:list-item>
      </text:list>
      <text:p text:style-name="P3"/>
      <text:p text:style-name="P3"/>
      <text:p text:style-name="P3"/>
      <text:list xml:id="list233333116480266" text:continue-numbering="true" text:style-name="L1">
        <text:list-item>
          <text:list>
            <text:list-item>
              <text:p text:style-name="P2">What is the final position of the box? </text:p>
            </text:list-item>
          </text:list>
        </text:list-item>
      </text:list>
      <text:p text:style-name="P3"/>
      <text:p text:style-name="P3"/>
      <text:p text:style-name="P3"/>
      <text:list xml:id="list233333712500263" text:continue-numbering="true" text:style-name="L1">
        <text:list-item>
          <text:p text:style-name="P2">A 0.00<text:span text:style-name="T3">4</text:span> kg feather is falling at its terminal velocity of 1 m/s. <text:s/></text:p>
          <text:list>
            <text:list-item>
              <text:p text:style-name="P2">What is the acceleration of the feather? </text:p>
            </text:list-item>
          </text:list>
        </text:list-item>
      </text:list>
      <text:p text:style-name="P3"/>
      <text:p text:style-name="P3"/>
      <text:p text:style-name="P3"/>
      <text:list xml:id="list233332812052783" text:continue-numbering="true" text:style-name="L1">
        <text:list-item>
          <text:list>
            <text:list-item>
              <text:p text:style-name="P2">What is the net force acting on the feather?</text:p>
            </text:list-item>
          </text:list>
        </text:list-item>
      </text:list>
      <text:p text:style-name="P3"/>
      <text:p text:style-name="P3"/>
      <text:p text:style-name="P3"/>
      <text:list xml:id="list233332584557215" text:continue-numbering="true" text:style-name="L1">
        <text:list-item>
          <text:list>
            <text:list-item>
              <text:p text:style-name="P2">What is the force of gravity on the feather?</text:p>
            </text:list-item>
          </text:list>
        </text:list-item>
      </text:list>
      <text:p text:style-name="P3"/>
      <text:p text:style-name="P3"/>
      <text:p text:style-name="P3"/>
      <text:list xml:id="list233333437240999" text:continue-numbering="true" text:style-name="L1">
        <text:list-item>
          <text:list>
            <text:list-item>
              <text:p text:style-name="P2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46ACC6D750F9E78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8BBF41A890FCF5E7.png" xlink:type="simple" xlink:show="embed" xlink:actuate="onLoad"/></draw:frame> <text:s text:c="20"/>Name:<text:tab/><text:tab/><text:date style:data-style-name="N37" text:date-value="2016-08-03T23:33:31.799837951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8:25.303367068</meta:creation-date>
    <meta:editing-duration>PT5M6S</meta:editing-duration>
    <meta:editing-cycles>3</meta:editing-cycles>
    <meta:generator>LibreOffice/5.0.6.2$Linux_X86_64 LibreOffice_project/00$Build-2</meta:generator>
    <dc:date>2016-08-03T23:33:31.761597576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